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10 Pitch" svg:font-family="'Courier 10 Pitch'"/>
    <style:font-face style:name="Times New Roman1" svg:font-family="'Times New Roman'"/>
    <style:font-face style:name="Monospace" svg:font-family="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style:font-name="Times New Roman1" fo:font-size="12pt" fo:language="sv" fo:country="SE" fo:font-weight="normal"/>
    </style:style>
    <style:style style:name="P2"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style:font-name="Courier 10 Pitch" fo:font-size="12pt" fo:language="sv" fo:country="SE" fo:font-weight="normal"/>
    </style:style>
    <style:style style:name="P3" style:family="paragraph" style:parent-style-name="Normal">
      <style:text-properties fo:color="#000000" style:font-name="Times New Roman1" fo:font-size="12pt" fo:language="sv" fo:country="SE" fo:font-weight="normal"/>
    </style:style>
    <style:style style:name="P4" style:family="paragraph" style:parent-style-name="Normal">
      <style:text-properties fo:color="#000000" style:font-name="Courier 10 Pitch" fo:font-size="12pt" fo:language="sv" fo:country="SE" fo:font-weight="normal"/>
    </style:style>
    <style:style style:name="P5" style:family="paragraph" style:parent-style-name="Normal">
      <style:text-properties fo:font-weight="bold"/>
    </style:style>
    <style:style style:name="P6" style:family="paragraph" style:parent-style-name="Normal">
      <style:paragraph-properties fo:break-before="page"/>
    </style:style>
    <style:style style:name="P7" style:family="paragraph" style:parent-style-name="Normal">
      <style:paragraph-properties fo:margin-left="0in" fo:margin-right="0in" fo:margin-top="0in" fo:margin-bottom="0in" fo:line-height="100%" fo:text-align="start" style:justify-single-word="false" fo:text-indent="0in" style:auto-text-indent="false" style:writing-mode="lr-tb"/>
      <style:text-properties style:font-name="Times New Roman1" fo:font-size="12pt" fo:language="sv" fo:country="SE" fo:font-weight="normal"/>
    </style:style>
    <style:style style:name="T1" style:family="text">
      <style:text-properties fo:color="#000000"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5">Laboration</text:p>
        <text:p text:style-name="Normal"/>
        <text:p text:style-name="P4">$ sudo openocd -f sam7.cfg</text:p>
        <text:p text:style-name="P4">$ make all # första gången, för att skapa dirstruktur</text:p>
        <text:p text:style-name="P2">$ make install # för att flasha</text:p>
        <text:p text:style-name="P2">$ make debug # för att debugga</text:p>
        <text:p text:style-name="P1"/>
        <text:p text:style-name="P1">TIPS: Gör git init i katalogen innan ni börjar hacka loss. Committa framsteg/annat efter hand som ni löser sakerna så kan ni se vad ni ändrat efterhand, ni lär er git och det är enkelt att reverta misstag utan att börja om från början.</text:p>
        <text:p text:style-name="P1"/>
        <text:p text:style-name="P1">Uppgift 1.1</text:p>
        <text:p text:style-name="Normal">Kompilera, starta openocd, installera och se till att det blinkar.</text:p>
        <text:p text:style-name="Normal"/>
        <text:p text:style-name="Normal">Uppgift 1.2</text:p>
        <text:p text:style-name="Normal">Starta debuggern och debugga runt lite. Stega, kolla variabler, register och stack.</text:p>
        <text:p text:style-name="Normal"/>
        <text:p text:style-name="Normal">Uppgift 1.3</text:p>
        <text:p text:style-name="P3">Klura ut varför vi hamnar i abort handlern. Gumpklapp om du fixar felet.</text:p>
        <text:p text:style-name="P3"/>
        <text:p text:style-name="Normal">Uppgift 2</text:p>
        <text:p text:style-name="Normal">Kolla map-filen hur mycket plats koden tar upp (ligger under khelg2012-1/build). Vad är det som tar upp mest plats i RAM? Varför? Fixa! Redovisa för dina (sexiga) labbhandledare.</text:p>
        <text:p text:style-name="Normal"/>
        <text:p text:style-name="Normal">Uppgift 2.5</text:p>
        <text:p text:style-name="Normal">Hur mycket RAM använder vi nu? Hur mycket plats tar de olika sektionerna upp? Kan du klura ut vad de olika sektionerna är till för?</text:p>
        <text:p text:style-name="Normal"/>
        <text:p text:style-name="Normal">Uppgift 2.6</text:p>
        <text:p text:style-name="Normal">Studera crt.s och arm.ld samt mapfilen. Var ligger .data-sektionen på flash? Varför? Hur hamnar den i RAM? Var bestäms det var ram egentligen är mappat?</text:p>
        <text:p text:style-name="Normal"/>
        <text:p text:style-name="P6">Uppgift 3.1</text:p>
        <text:p text:style-name="Normal">Skapa följande struct:</text:p>
        <text:p text:style-name="Normal"/>
        <text:p text:style-name="Normal">struct foo {</text:p>
        <text:p text:style-name="Normal"><text:s text:c="4"/>int a;</text:p>
        <text:p text:style-name="Normal"><text:s text:c="4"/>char b;</text:p>
        <text:p text:style-name="Normal"><text:s text:c="4"/>long long c;</text:p>
        <text:p text:style-name="Normal"><text:s text:c="4"/>int d : 1;</text:p>
        <text:p text:style-name="Normal"><text:s text:c="4"/>int e : 2;</text:p>
        <text:p text:style-name="Normal"><text:s text:c="4"/>int f : 6;</text:p>
        <text:p text:style-name="Normal">};</text:p>
        <text:p text:style-name="Normal">struct foo foo <text:span text:style-name="T1">= { 1, 2 };</text:span></text:p>
        <text:p text:style-name="Normal"/>
        <text:p text:style-name="Normal">Hur många bytes tar den upp? Kolla mapfilen eller print sizeof(struct foo) i gdb.</text:p>
        <text:p text:style-name="Normal"/>
        <text:p text:style-name="Normal">Uppgift 3.2</text:p>
        <text:p text:style-name="Normal">Lägg till __attribute__((packed)) till structdefinitionen. Hur stor är den nu?</text:p>
        <text:p text:style-name="Normal"/>
        <text:p text:style-name="Normal">Använd structen och dess medlemsvariabler lite och se hur disassemblyn ändras om du har packed satt jämfört med om du inte har det.</text:p>
        <text:p text:style-name="Normal"/>
        <text:p text:style-name="Normal">Uppgift 3.3</text:p>
        <text:p text:style-name="Normal">Lägg till attributet aligned (4) på variabeln c i struct foo. Vad hände med storleken? Varför? Hur kommer assemblyn rörande en skrivning till denna variabel ha ändrats efter ändringen?</text:p>
        <text:p text:style-name="Normal"/>
        <text:p text:style-name="Normal">Om du vill veta mer om andra attribut så rekommenderas lite läsning i GCC-manualen: <text:a xlink:type="simple" xlink:href="http://gcc.gnu.org/onlinedocs/gcc-4.6.3/gcc/Type-Attributes.html">http://gcc.gnu.org/onlinedocs/gcc-4.6.3/gcc/Type-Attributes.html</text:a></text:p>
        <text:p text:style-name="Normal"><text:a xlink:type="simple" xlink:href="http://gcc.gnu.org/onlinedocs/gcc-4.6.3/gcc/Variable-Attributes.html">http://gcc.gnu.org/onlinedocs/gcc-4.6.3/gcc/Variable-Attributes.html</text:a></text:p>
        <text:p text:style-name="Normal"/>
        <text:p text:style-name="Normal">Uppgift 4.0</text:p>
        <text:p text:style-name="Normal">Njut en stund till ljudet av Peters softsynth. Studera hur den hänger ihop, interrupts, klockor och annat göttigt.</text:p>
        <text:p text:style-name="Normal"/>
        <text:p text:style-name="Normal">Uppgift 4.1</text:p>
        <text:p text:style-name="Normal">Se till att all melodidata läggs på en egen sektion i flash, adress 0x00003000. Utan kodning.</text:p>
        <text:p text:style-name="Normal"/>
        <text:p text:style-name="Normal">Uppgift 4.2</text:p>
        <text:p text:style-name="Normal">Optimera mjukljudet - se till att funktionerna i soft_synth.c exekverar från RAM. Se till att de kompileras till ARM. Verifiera. Se hur mycket ni kan få upp samplingsfrekvensen.</text:p>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10 Pitch" svg:font-family="'Courier 10 Pitch'"/>
    <style:font-face style:name="Times New Roman1" svg:font-family="'Times New Roman'"/>
    <style:font-face style:name="Monospace" svg:font-family="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Normal" style:family="paragraph">
      <style:paragraph-properties style:writing-mode="lr-tb"/>
      <style:text-properties style:font-name="Times New Roman1" fo:font-size="12pt" fo:language="sv" fo:country="SE"/>
    </style:style>
    <style:style style:name="Heading" style:family="paragraph" style:parent-style-name="Normal" style:next-style-name="Text_20_body" style:class="text">
      <style:paragraph-properties fo:margin-top="0.1665in" fo:margin-bottom="0.0835in" fo:keep-with-next="always"/>
      <style:text-properties style:font-name="Arial" fo:font-size="14pt"/>
    </style:style>
    <style:style style:name="Text_20_body" style:display-name="Text body" style:family="paragraph" style:parent-style-name="Normal" style:class="text">
      <style:paragraph-properties fo:margin-top="0in" fo:margin-bottom="0.0835in"/>
    </style:style>
    <style:style style:name="Reference" style:family="text">
      <style:text-properties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initial-creator>Henrik Persson</meta:initial-creator>
    <dc:creator>Henrik Persson</dc:creator>
    <meta:creation-date>2012-03-03T23:06:08</meta:creation-date>
    <dc:date>2012-03-07T23:34:59</dc:date>
    <meta:editing-duration>PT41M30S</meta:editing-duration>
    <meta:editing-cycles>21</meta:editing-cycles>
    <meta:document-statistic meta:table-count="0" meta:image-count="0" meta:object-count="0" meta:page-count="2" meta:paragraph-count="43" meta:word-count="399" meta:character-count="2412"/>
  </office:meta>
</office:document-meta>
</file>